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Condensed" svg:font-family="'DejaVu Sans Condensed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officeooo:rsid="00af57c9" officeooo:paragraph-rsid="00af57c9" style:font-size-asian="8pt" style:font-size-complex="8pt"/>
    </style:style>
    <style:style style:name="P2" style:family="paragraph" style:parent-style-name="Standard">
      <style:text-properties fo:color="#000000" style:font-name="DejaVu Sans Condensed" fo:font-size="14pt" fo:font-style="normal" fo:font-weight="bold" officeooo:rsid="001ffbfd" officeooo:paragraph-rsid="00be3280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fo:color="#000000" style:font-name="DejaVu Sans Condensed" fo:font-size="14pt" fo:font-style="normal" fo:font-weight="bold" officeooo:rsid="001ffbfd" officeooo:paragraph-rsid="00f6f789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DejaVu Sans Condensed" fo:font-size="14pt" fo:font-style="normal" fo:font-weight="bold" officeooo:rsid="00225fd0" officeooo:paragraph-rsid="00225fd0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color="#000000" style:font-name="DejaVu Sans Condensed" fo:font-size="14pt" fo:font-style="normal" fo:font-weight="normal" officeooo:rsid="001ffbfd" officeooo:paragraph-rsid="00f6f789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DejaVu Sans Condensed" fo:font-size="14pt" fo:font-weight="normal" officeooo:rsid="001ffbfd" officeooo:paragraph-rsid="00d17778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font-name="DejaVu Sans Condensed" fo:font-size="24pt" fo:font-weight="bold" officeooo:rsid="001ffbfd" officeooo:paragraph-rsid="001ffbf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25in"/>
        </style:tab-stops>
      </style:paragraph-properties>
      <style:text-properties fo:color="#000000" style:font-name="DejaVu Sans Condensed" fo:font-size="12pt" fo:font-style="normal" fo:font-weight="bold" officeooo:rsid="001ffbfd" officeooo:paragraph-rsid="001ffbf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fo:color="#000000" style:font-name="DejaVu Sans Condensed" fo:font-size="12pt" fo:font-style="normal" fo:font-weight="normal" officeooo:rsid="0021583a" officeooo:paragraph-rsid="00967c31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fo:color="#000000" style:font-name="DejaVu Sans Condensed" fo:font-size="12pt" fo:font-style="normal" fo:font-weight="normal" officeooo:rsid="001ffbfd" officeooo:paragraph-rsid="00559a3b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DejaVu Sans Condensed" fo:font-size="12pt" fo:font-style="normal" fo:font-weight="normal" officeooo:rsid="00225fd0" officeooo:paragraph-rsid="00c4b6a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DejaVu Sans Condensed" fo:font-size="12pt" fo:font-style="normal" fo:font-weight="normal" officeooo:rsid="00225fd0" officeooo:paragraph-rsid="00feb403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style:font-name="DejaVu Sans Condensed" fo:font-size="6pt" fo:font-style="normal" fo:font-weight="normal" officeooo:rsid="001ffbfd" officeooo:paragraph-rsid="00559a3b" style:font-size-asian="5.25pt" style:font-style-asian="normal" style:font-weight-asian="normal" style:font-size-complex="6pt" style:font-style-complex="normal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style:font-name="DejaVu Sans Condensed" fo:font-size="6pt" fo:font-style="normal" fo:font-weight="normal" officeooo:rsid="0021583a" officeooo:paragraph-rsid="0021583a" style:font-size-asian="5.25pt" style:font-style-asian="normal" style:font-weight-asian="normal" style:font-size-complex="6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style:font-name="DejaVu Sans Condensed" fo:font-size="6pt" fo:font-style="normal" fo:font-weight="normal" officeooo:rsid="00ad197a" officeooo:paragraph-rsid="00ad197a" style:font-size-asian="5.25pt" style:font-style-asian="normal" style:font-weight-asian="normal" style:font-size-complex="6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DejaVu Sans Condensed" fo:font-size="6pt" fo:font-style="normal" fo:font-weight="normal" officeooo:rsid="00225fd0" officeooo:paragraph-rsid="00225fd0" style:font-size-asian="5.25pt" style:font-style-asian="normal" style:font-weight-asian="normal" style:font-size-complex="6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DejaVu Sans Condensed" fo:font-size="6pt" fo:font-style="normal" fo:font-weight="normal" officeooo:rsid="00225fd0" officeooo:paragraph-rsid="0054ccde" style:font-size-asian="5.25pt" style:font-style-asian="normal" style:font-weight-asian="normal" style:font-size-complex="6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DejaVu Sans Condensed" fo:font-size="6pt" fo:font-style="normal" fo:font-weight="normal" officeooo:rsid="00559a3b" officeooo:paragraph-rsid="00225fd0" style:font-size-asian="5.25pt" style:font-style-asian="normal" style:font-weight-asian="normal" style:font-size-complex="6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DejaVu Sans Condensed" fo:font-size="6pt" fo:font-style="normal" fo:font-weight="normal" officeooo:rsid="00ae6218" officeooo:paragraph-rsid="00ee518e" style:font-size-asian="5.25pt" style:font-style-asian="normal" style:font-weight-asian="normal" style:font-size-complex="6pt" style:font-style-complex="normal" style:font-weight-complex="normal"/>
    </style:style>
    <style:style style:name="P20" style:family="paragraph" style:parent-style-name="Standard">
      <style:text-properties fo:color="#000000" style:font-name="DejaVu Sans Condensed" fo:font-size="6pt" fo:font-style="normal" fo:font-weight="normal" officeooo:rsid="001ffbfd" officeooo:paragraph-rsid="001ffbfd" style:font-size-asian="6pt" style:font-style-asian="normal" style:font-weight-asian="normal" style:font-size-complex="6pt" style:font-style-complex="normal" style:font-weight-complex="normal"/>
    </style:style>
    <style:style style:name="P21" style:family="paragraph" style:parent-style-name="Standard">
      <style:text-properties fo:color="#000000" style:font-name="DejaVu Sans Condensed" fo:font-size="6pt" fo:font-style="normal" fo:font-weight="bold" officeooo:rsid="001ffbfd" officeooo:paragraph-rsid="001ffbfd" style:font-size-asian="6pt" style:font-style-asian="normal" style:font-weight-asian="bold" style:font-size-complex="6pt" style:font-style-complex="normal" style:font-weight-complex="bold"/>
    </style:style>
    <style:style style:name="P22" style:family="paragraph" style:parent-style-name="Standard">
      <style:text-properties fo:color="#000000" style:font-name="DejaVu Sans Condensed" fo:font-size="6pt" fo:font-style="normal" fo:font-weight="bold" officeooo:rsid="001ffbfd" officeooo:paragraph-rsid="001ffbfd" style:font-size-asian="5.25pt" style:font-style-asian="normal" style:font-weight-asian="bold" style:font-size-complex="6pt" style:font-style-complex="normal" style:font-weight-complex="bold"/>
    </style:style>
    <style:style style:name="P23" style:family="paragraph" style:parent-style-name="Standard">
      <style:paragraph-properties fo:text-align="start" style:justify-single-word="false">
        <style:tab-stops>
          <style:tab-stop style:position="0.25in"/>
        </style:tab-stops>
      </style:paragraph-properties>
      <style:text-properties fo:color="#000000" style:font-name="DejaVu Sans Condensed" fo:font-size="6pt" fo:font-style="italic" fo:font-weight="normal" officeooo:rsid="001ffbfd" officeooo:paragraph-rsid="001ffbfd" style:font-size-asian="6pt" style:font-style-asian="italic" style:font-weight-asian="normal" style:font-size-complex="6pt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style:font-name="DejaVu Sans Condensed1" fo:font-size="6pt" fo:font-style="normal" fo:font-weight="normal" officeooo:rsid="001ffbfd" officeooo:paragraph-rsid="0072dc9f" style:font-size-asian="5.25pt" style:font-style-asian="normal" style:font-weight-asian="normal" style:font-size-complex="6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2pt" fo:font-weight="normal" officeooo:rsid="00ad197a" officeooo:paragraph-rsid="00c4b6a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2pt" fo:font-weight="bold" officeooo:rsid="00225fd0" officeooo:paragraph-rsid="00ee518e" style:font-size-asian="12pt" style:font-weight-asian="bold" style:font-size-complex="12pt" style:font-weight-complex="bold"/>
    </style:style>
    <style:style style:name="P27" style:family="paragraph" style:parent-style-name="Standard">
      <style:text-properties fo:font-size="6pt" style:font-size-asian="5.25pt" style:font-size-complex="6pt"/>
    </style:style>
    <style:style style:name="P28" style:family="paragraph" style:parent-style-name="Standard">
      <style:paragraph-properties fo:text-align="center" style:justify-single-word="false"/>
      <style:text-properties officeooo:paragraph-rsid="0074279d"/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6pt" fo:font-style="normal" fo:font-weight="normal" officeooo:rsid="003551f1" officeooo:paragraph-rsid="006e0b6b" style:font-size-asian="5.25pt" style:font-style-asian="normal" style:font-weight-asian="normal" style:font-size-complex="6pt" style:font-style-complex="normal" style:font-weight-complex="normal"/>
    </style:style>
    <style:style style:name="P3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6pt" fo:font-style="normal" fo:font-weight="normal" officeooo:rsid="001ffbfd" officeooo:paragraph-rsid="00be3280" style:font-size-asian="5.25pt" style:font-style-asian="normal" style:font-weight-asian="normal" style:font-size-complex="6pt" style:font-style-complex="normal" style:font-weight-complex="normal"/>
    </style:style>
    <style:style style:name="P3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6pt" fo:font-style="normal" fo:font-weight="normal" officeooo:rsid="00cacd6b" officeooo:paragraph-rsid="00cacd6b" style:font-size-asian="5.25pt" style:font-style-asian="normal" style:font-weight-asian="normal" style:font-size-complex="6pt" style:font-style-complex="normal" style:font-weight-complex="normal"/>
    </style:style>
    <style:style style:name="P3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6pt" fo:font-style="normal" fo:font-weight="normal" officeooo:rsid="006e0b6b" officeooo:paragraph-rsid="0024d13b" style:font-size-asian="6pt" style:font-style-asian="normal" style:font-weight-asian="normal" style:font-size-complex="6pt" style:font-style-complex="normal" style:font-weight-complex="normal"/>
    </style:style>
    <style:style style:name="P3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14pt" fo:font-style="normal" fo:font-weight="bold" officeooo:rsid="00535c6e" officeooo:paragraph-rsid="0072dc9f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 style:master-page-name="">
      <loext:graphic-properties draw:fill-image-width="0in" draw:fill-image-height="0in"/>
      <style:paragraph-properties fo:margin-top="0in" fo:margin-bottom="0in" loext:contextual-spacing="false" fo:text-align="start" style:justify-single-word="false" style:page-number="auto" style:shadow="none" style:writing-mode="page">
        <style:tab-stops>
          <style:tab-stop style:position="0.25in"/>
        </style:tab-stops>
      </style:paragraph-properties>
      <style:text-properties fo:color="#000000" style:font-name="DejaVu Sans Condensed" fo:font-size="13pt" fo:font-style="normal" fo:font-weight="bold" officeooo:rsid="0021583a" officeooo:paragraph-rsid="002c3902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master-page-name="">
      <loext:graphic-properties draw:fill-image-width="0in" draw:fill-image-height="0in"/>
      <style:paragraph-properties fo:margin-top="0in" fo:margin-bottom="0in" loext:contextual-spacing="false" fo:text-align="start" style:justify-single-word="false" style:page-number="auto" style:shadow="none" style:writing-mode="page">
        <style:tab-stops>
          <style:tab-stop style:position="0.25in"/>
        </style:tab-stops>
      </style:paragraph-properties>
      <style:text-properties fo:color="#000000" officeooo:rsid="0021583a" officeooo:paragraph-rsid="00b2a4e2"/>
    </style:style>
    <style:style style:name="P36" style:family="paragraph" style:parent-style-name="Standard">
      <loext:graphic-properties draw:fill-image-width="0in" draw:fill-image-height="0in"/>
      <style:paragraph-properties fo:margin-top="0in" fo:margin-bottom="0in" loext:contextual-spacing="false" fo:text-align="start" style:justify-single-word="false" style:shadow="none" style:writing-mode="page">
        <style:tab-stops>
          <style:tab-stop style:position="0.25in"/>
        </style:tab-stops>
      </style:paragraph-properties>
      <style:text-properties fo:color="#000000" style:font-name="DejaVu Sans Condensed" fo:font-size="6pt" fo:font-style="italic" fo:font-weight="normal" officeooo:rsid="0021583a" officeooo:paragraph-rsid="002c3902" style:font-size-asian="6pt" style:font-style-asian="italic" style:font-weight-asian="normal" style:font-size-complex="6pt" style:font-style-complex="italic" style:font-weight-complex="normal"/>
    </style:style>
    <style:style style:name="P37" style:family="paragraph" style:parent-style-name="Standard">
      <loext:graphic-properties draw:fill-image-width="0in" draw:fill-image-height="0in"/>
      <style:paragraph-properties fo:margin-top="0in" fo:margin-bottom="0in" loext:contextual-spacing="false" fo:text-align="start" style:justify-single-word="false" style:shadow="none" style:writing-mode="page">
        <style:tab-stops>
          <style:tab-stop style:position="0.25in"/>
        </style:tab-stops>
      </style:paragraph-properties>
      <style:text-properties fo:color="#000000" style:font-name="DejaVu Sans Condensed" fo:font-size="6pt" fo:font-style="italic" fo:font-weight="normal" officeooo:rsid="00b2a4e2" officeooo:paragraph-rsid="00b2a4e2" style:font-size-asian="5.25pt" style:font-style-asian="italic" style:font-weight-asian="normal" style:font-size-complex="6pt" style:font-style-complex="italic" style:font-weight-complex="normal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ejaVu Sans Condensed" fo:font-size="6pt" fo:font-style="normal" fo:font-weight="bold" officeooo:rsid="00225fd0" officeooo:paragraph-rsid="00225fd0" style:font-size-asian="6pt" style:font-style-asian="normal" style:font-weight-asian="bold" style:font-size-complex="6pt" style:font-style-complex="normal" style:font-weight-complex="bold"/>
    </style:style>
    <style:style style:name="P39" style:family="paragraph" style:parent-style-name="Standard" style:list-style-name="L2">
      <style:paragraph-properties fo:line-height="100%" fo:text-align="start" style:justify-single-word="false"/>
      <style:text-properties fo:color="#000000" officeooo:paragraph-rsid="00b2a4e2"/>
    </style:style>
    <style:style style:name="P40" style:family="paragraph" style:parent-style-name="Standard" style:list-style-name="L2">
      <style:paragraph-properties fo:line-height="100%" fo:text-align="start" style:justify-single-word="false"/>
      <style:text-properties fo:color="#000000" officeooo:paragraph-rsid="00ffbcad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style:font-name="DejaVu Sans Condensed" fo:font-size="6pt" fo:font-style="normal" fo:font-weight="normal" officeooo:rsid="00ffbcad" officeooo:paragraph-rsid="00ffbcad" style:font-size-asian="5.25pt" style:font-style-asian="normal" style:font-weight-asian="normal" style:font-size-complex="6pt" style:font-style-complex="normal" style:font-weight-complex="normal"/>
    </style:style>
    <style:style style:name="P42" style:family="paragraph" style:parent-style-name="Standard">
      <style:text-properties fo:color="#000000" style:font-name="DejaVu Sans Condensed" fo:font-size="6pt" fo:font-style="normal" style:text-underline-style="none" fo:font-weight="normal" officeooo:rsid="001ffbfd" officeooo:paragraph-rsid="0072dc9f" style:font-size-asian="5.25pt" style:font-style-asian="normal" style:font-weight-asian="normal" style:font-size-complex="6pt" style:font-style-complex="normal" style:font-weight-complex="normal"/>
    </style:style>
    <style:style style:name="P43" style:family="paragraph" style:parent-style-name="Standard" style:list-style-name="L2">
      <style:paragraph-properties fo:line-height="100%" fo:text-align="start" style:justify-single-word="false"/>
      <style:text-properties fo:color="#000000" style:font-name="DejaVu Sans Condensed" fo:font-size="12pt" fo:font-style="normal" fo:font-weight="normal" officeooo:rsid="00b0c7d3" officeooo:paragraph-rsid="00b0c7d3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fo:color="#000000" style:font-name="DejaVu Sans Condensed" fo:font-size="12pt" fo:font-style="normal" fo:font-weight="normal" officeooo:rsid="004599c7" officeooo:paragraph-rsid="001ffbfd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fo:color="#000000" officeooo:rsid="00cacd6b" officeooo:paragraph-rsid="00cacd6b"/>
    </style:style>
    <style:style style:name="P46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fo:color="#000000" style:font-name="DejaVu Sans Condensed" fo:font-size="12pt" fo:font-style="normal" fo:font-weight="normal" officeooo:rsid="00cacd6b" officeooo:paragraph-rsid="00cacd6b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fo:color="#000000" officeooo:rsid="00b2a4e2" officeooo:paragraph-rsid="00b2a4e2"/>
    </style:style>
    <style:style style:name="P48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fo:color="#000000" officeooo:paragraph-rsid="0024d13b"/>
    </style:style>
    <style:style style:name="P49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fo:color="#000000" officeooo:paragraph-rsid="00ffbca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b45121" style:font-size-asian="12pt" style:font-size-complex="12pt"/>
    </style:style>
    <style:style style:name="T4" style:family="text">
      <style:text-properties fo:font-size="12pt" officeooo:rsid="00d6955b" style:font-size-asian="12pt" style:font-size-complex="12pt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style="italic" fo:font-weight="normal" officeooo:rsid="00e9f4a1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 fo:font-style="italic" officeooo:rsid="0021583a" style:font-size-asian="12pt" style:font-style-asian="italic" style:font-size-complex="12pt" style:font-style-complex="italic"/>
    </style:style>
    <style:style style:name="T9" style:family="text">
      <style:text-properties fo:font-size="12pt" fo:font-style="italic" officeooo:rsid="00f6f789" style:font-size-asian="12pt" style:font-style-asian="italic" style:font-size-complex="12pt" style:font-style-complex="italic"/>
    </style:style>
    <style:style style:name="T10" style:family="text">
      <style:text-properties fo:font-size="12pt" fo:font-style="italic" officeooo:rsid="00f84a7a" style:font-size-asian="12pt" style:font-style-asian="italic" style:font-size-complex="12pt" style:font-style-complex="italic"/>
    </style:style>
    <style:style style:name="T11" style:family="text">
      <style:text-properties fo:font-size="12pt" fo:font-style="italic" officeooo:rsid="01032f88" style:font-size-asian="12pt" style:font-style-asian="italic" style:font-size-complex="12pt" style:font-style-complex="italic"/>
    </style:style>
    <style:style style:name="T12" style:family="text">
      <style:text-properties style:font-name="DejaVu Sans Condensed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DejaVu Sans Condensed" fo:font-style="normal" fo:font-weight="normal" officeooo:rsid="00559a3b" style:font-style-asian="normal" style:font-weight-asian="normal" style:font-style-complex="normal" style:font-weight-complex="normal"/>
    </style:style>
    <style:style style:name="T14" style:family="text">
      <style:text-properties style:font-name="DejaVu Sans Condensed" fo:font-style="normal" fo:font-weight="normal" officeooo:rsid="00ae6218" style:font-style-asian="normal" style:font-weight-asian="normal" style:font-style-complex="normal" style:font-weight-complex="normal"/>
    </style:style>
    <style:style style:name="T15" style:family="text">
      <style:text-properties style:font-name="DejaVu Sans Condensed" fo:font-style="normal" fo:font-weight="normal" officeooo:rsid="00b1e75c" style:font-style-asian="normal" style:font-weight-asian="normal" style:font-style-complex="normal" style:font-weight-complex="normal"/>
    </style:style>
    <style:style style:name="T16" style:family="text">
      <style:text-properties style:font-name="DejaVu Sans Condensed" fo:font-style="normal" fo:font-weight="normal" officeooo:rsid="00b45121" style:font-style-asian="normal" style:font-weight-asian="normal" style:font-style-complex="normal" style:font-weight-complex="normal"/>
    </style:style>
    <style:style style:name="T17" style:family="text">
      <style:text-properties style:font-name="DejaVu Sans Condensed" fo:font-style="normal" fo:font-weight="normal" officeooo:rsid="00c70979" style:font-style-asian="normal" style:font-weight-asian="normal" style:font-style-complex="normal" style:font-weight-complex="normal"/>
    </style:style>
    <style:style style:name="T18" style:family="text">
      <style:text-properties style:font-name="DejaVu Sans Condensed" fo:font-style="normal" fo:font-weight="normal" officeooo:rsid="00e59b0a" style:font-style-asian="normal" style:font-weight-asian="normal" style:font-style-complex="normal" style:font-weight-complex="normal"/>
    </style:style>
    <style:style style:name="T19" style:family="text">
      <style:text-properties style:font-name="DejaVu Sans Condensed" fo:font-style="normal" fo:font-weight="normal" officeooo:rsid="00ec8c73" style:font-style-asian="normal" style:font-weight-asian="normal" style:font-style-complex="normal" style:font-weight-complex="normal"/>
    </style:style>
    <style:style style:name="T20" style:family="text">
      <style:text-properties style:font-name="DejaVu Sans Condensed" fo:font-style="normal" fo:font-weight="normal" officeooo:rsid="00ee518e" style:font-style-asian="normal" style:font-weight-asian="normal" style:font-style-complex="normal" style:font-weight-complex="normal"/>
    </style:style>
    <style:style style:name="T21" style:family="text">
      <style:text-properties style:font-name="DejaVu Sans Condensed" fo:font-style="normal" style:font-style-asian="normal" style:font-style-complex="normal"/>
    </style:style>
    <style:style style:name="T22" style:family="text">
      <style:text-properties style:font-name="DejaVu Sans Condensed" fo:font-style="normal" officeooo:rsid="00ec8c73" style:font-style-asian="normal" style:font-style-complex="normal"/>
    </style:style>
    <style:style style:name="T23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DejaVu Sans Condensed" fo:font-size="12pt" fo:font-style="normal" fo:font-weight="normal" officeooo:rsid="00559a3b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DejaVu Sans Condensed" fo:font-size="12pt" fo:font-style="normal" fo:font-weight="normal" officeooo:rsid="00799f11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DejaVu Sans Condensed" fo:font-size="12pt" fo:font-style="normal" fo:font-weight="normal" officeooo:rsid="0021583a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DejaVu Sans Condensed" fo:font-size="12pt" fo:font-style="normal" fo:font-weight="normal" officeooo:rsid="003551f1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DejaVu Sans Condensed" fo:font-size="12pt" fo:font-style="normal" fo:font-weight="normal" officeooo:rsid="0076f09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DejaVu Sans Condensed" fo:font-size="12pt" fo:font-style="normal" fo:font-weight="normal" officeooo:rsid="004eaed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DejaVu Sans Condensed" fo:font-size="12pt" fo:font-style="normal" fo:font-weight="normal" officeooo:rsid="006e0b6b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DejaVu Sans Condensed" fo:font-size="12pt" fo:font-style="normal" fo:font-weight="normal" officeooo:rsid="00ad197a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DejaVu Sans Condensed" fo:font-size="12pt" fo:font-style="normal" fo:font-weight="normal" officeooo:rsid="00ae6218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DejaVu Sans Condensed" fo:font-size="12pt" fo:font-style="normal" fo:font-weight="normal" officeooo:rsid="00b2a4e2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DejaVu Sans Condensed" fo:font-size="12pt" fo:font-style="normal" fo:font-weight="normal" officeooo:rsid="00b45121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DejaVu Sans Condensed" fo:font-size="12pt" fo:font-style="normal" fo:font-weight="normal" officeooo:rsid="00cc91fb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DejaVu Sans Condensed" fo:font-size="12pt" fo:font-style="normal" fo:font-weight="normal" officeooo:rsid="00cea8fa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DejaVu Sans Condensed" fo:font-size="12pt" fo:font-style="normal" fo:font-weight="normal" officeooo:rsid="00cf9eea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DejaVu Sans Condensed" fo:font-size="12pt" fo:font-style="normal" fo:font-weight="normal" officeooo:rsid="00d42a61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DejaVu Sans Condensed" fo:font-size="12pt" fo:font-style="normal" fo:font-weight="normal" officeooo:rsid="00d4d91c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DejaVu Sans Condensed" fo:font-size="12pt" fo:font-style="normal" fo:font-weight="normal" officeooo:rsid="00e6c459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DejaVu Sans Condensed" fo:font-size="12pt" fo:font-style="normal" fo:font-weight="normal" officeooo:rsid="00b1e75c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DejaVu Sans Condensed" fo:font-size="12pt" fo:font-style="normal" fo:font-weight="normal" officeooo:rsid="00e9f4a1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DejaVu Sans Condensed" fo:font-size="12pt" fo:font-style="normal" fo:font-weight="normal" officeooo:rsid="00f84a7a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DejaVu Sans Condensed" fo:font-size="12pt" fo:font-style="normal" fo:font-weight="normal" officeooo:rsid="00fc45b1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DejaVu Sans Condensed" fo:font-size="12pt" fo:font-style="normal" fo:font-weight="normal" officeooo:rsid="00fed80f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DejaVu Sans Condensed" fo:font-size="12pt" fo:font-style="normal" fo:font-weight="normal" officeooo:rsid="00ffbcad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DejaVu Sans Condensed" fo:font-size="12pt" fo:font-style="normal" fo:font-weight="normal" officeooo:rsid="010165de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DejaVu Sans Condensed" fo:font-size="12pt" fo:font-style="normal" fo:font-weight="normal" officeooo:rsid="010273d3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style:font-name="DejaVu Sans Condensed" fo:font-size="12pt" fo:font-style="normal" fo:font-weight="bold" officeooo:rsid="00b2a4e2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style:font-name="DejaVu Sans Condensed" fo:font-size="12pt" fo:font-style="normal" fo:font-weight="bold" officeooo:rsid="00b45121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style:font-name="DejaVu Sans Condensed" fo:font-size="12pt" fo:font-style="normal" fo:font-weight="bold" officeooo:rsid="00d54978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style:font-name="DejaVu Sans Condensed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style:font-name="DejaVu Sans Condensed" fo:font-size="12pt" fo:font-style="italic" fo:font-weight="normal" officeooo:rsid="00b2a4e2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be7660" style:font-style-asian="italic" style:font-weight-asian="normal" style:font-style-complex="italic" style:font-weight-complex="normal"/>
    </style:style>
    <style:style style:name="T57" style:family="text">
      <style:text-properties fo:font-style="italic" officeooo:rsid="0072dc9f" style:font-style-asian="italic" style:font-style-complex="italic"/>
    </style:style>
    <style:style style:name="T58" style:family="text">
      <style:text-properties officeooo:rsid="0072dc9f"/>
    </style:style>
    <style:style style:name="T59" style:family="text">
      <style:text-properties officeooo:rsid="007d724a"/>
    </style:style>
    <style:style style:name="T60" style:family="text">
      <style:text-properties officeooo:rsid="007f81ee"/>
    </style:style>
    <style:style style:name="T61" style:family="text">
      <style:text-properties officeooo:rsid="00ad197a"/>
    </style:style>
    <style:style style:name="T62" style:family="text">
      <style:text-properties officeooo:rsid="00ae6218"/>
    </style:style>
    <style:style style:name="T63" style:family="text">
      <style:text-properties officeooo:rsid="00b2a4e2"/>
    </style:style>
    <style:style style:name="T64" style:family="text">
      <style:text-properties fo:color="#000000" style:font-name="DejaVu Sans Condensed1" fo:font-size="14pt" fo:font-style="normal" style:text-underline-style="none" fo:font-weight="normal" officeooo:rsid="002c0268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color="#000000" style:font-name="DejaVu Sans Condensed1" fo:font-size="14pt" fo:font-style="normal" fo:font-weight="normal" officeooo:rsid="001ffbfd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color="#000000" style:font-name="DejaVu Sans Condensed1" fo:font-size="14pt" fo:font-style="normal" fo:font-weight="normal" officeooo:rsid="002c0268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color="#000000" style:font-name="DejaVu Sans Condensed1" fo:font-size="14pt" fo:font-style="normal" fo:font-weight="normal" officeooo:rsid="00d2cabe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color="#000000" style:font-name="DejaVu Sans Condensed1" fo:font-size="14pt" officeooo:rsid="00d2cabe" style:font-size-asian="14pt" style:font-size-complex="14pt"/>
    </style:style>
    <style:style style:name="T69" style:family="text">
      <style:text-properties fo:color="#000000" style:font-name="DejaVu Sans Condensed1" fo:font-size="12pt" fo:font-style="normal" fo:font-weight="normal" officeooo:rsid="001ffbfd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color="#000000" style:font-name="DejaVu Sans Condensed1" fo:font-size="12pt" fo:font-style="normal" fo:font-weight="normal" officeooo:rsid="002c0268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color="#000000" style:font-name="DejaVu Sans Condensed1" fo:font-size="12pt" fo:font-style="normal" fo:font-weight="normal" officeooo:rsid="00d2cabe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style:font-name="DejaVu Sans Condensed1" fo:font-size="12pt" officeooo:rsid="00d2cabe" style:font-size-asian="12pt" style:font-size-complex="12pt"/>
    </style:style>
    <style:style style:name="T73" style:family="text">
      <style:text-properties officeooo:rsid="00c26f3b"/>
    </style:style>
    <style:style style:name="T74" style:family="text">
      <style:text-properties officeooo:rsid="00c30861"/>
    </style:style>
    <style:style style:name="T75" style:family="text">
      <style:text-properties officeooo:rsid="00d30853"/>
    </style:style>
    <style:style style:name="T76" style:family="text">
      <style:text-properties style:font-name="DejaVu Sans Condensed1" fo:font-style="normal" style:text-underline-style="none" style:font-style-asian="normal" style:font-style-complex="normal"/>
    </style:style>
    <style:style style:name="T77" style:family="text">
      <style:text-properties style:font-name="DejaVu Sans Condensed1" fo:font-style="normal" style:text-underline-style="none" officeooo:rsid="00d17778" style:font-style-asian="normal" style:font-style-complex="normal"/>
    </style:style>
    <style:style style:name="T78" style:family="text">
      <style:text-properties style:font-name="DejaVu Sans Condensed1" fo:font-size="14pt" style:font-size-asian="14pt" style:font-size-complex="14pt"/>
    </style:style>
    <style:style style:name="T79" style:family="text">
      <style:text-properties style:font-name="DejaVu Sans Condensed1" fo:font-size="12pt" fo:font-style="normal" style:text-underline-style="none" style:font-size-asian="12pt" style:font-style-asian="normal" style:font-size-complex="12pt" style:font-style-complex="normal"/>
    </style:style>
    <style:style style:name="T80" style:family="text">
      <style:text-properties style:font-name="DejaVu Sans Condensed1" fo:font-size="12pt" fo:font-style="normal" style:text-underline-style="none" officeooo:rsid="00d17778" style:font-size-asian="12pt" style:font-style-asian="normal" style:font-size-complex="12pt" style:font-style-complex="normal"/>
    </style:style>
    <style:style style:name="T81" style:family="text">
      <style:text-properties style:font-name="DejaVu Sans Condensed1" fo:font-size="12pt" style:font-size-asian="12pt" style:font-size-complex="12pt"/>
    </style:style>
    <style:style style:name="T82" style:family="text">
      <style:text-properties officeooo:rsid="00de8957"/>
    </style:style>
    <style:style style:name="T83" style:family="text">
      <style:text-properties officeooo:rsid="00e07cf7"/>
    </style:style>
    <style:style style:name="T84" style:family="text">
      <style:text-properties officeooo:rsid="00f522a5"/>
    </style:style>
    <style:style style:name="T85" style:family="text">
      <style:text-properties style:text-position="super 58%" officeooo:rsid="0072dc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Jared A. Dunbar</text:p>
      <text:p text:style-name="P42"/>
      <text:p text:style-name="P6"><text:a xlink:type="simple" xlink:href="mailto:jrddunbr@gmail.com" text:style-name="Internet_20_link" text:visited-style-name="Visited_20_Internet_20_Link">jrddunbr@gmail.com</text:a><text:span text:style-name="T79"> </text:span><text:span text:style-name="T80">| </text:span><text:span text:style-name="T79">cell (860) 578–6821</text:span></text:p>
      <text:p text:style-name="P24"/>
      <text:p text:style-name="P28"><text:span text:style-name="T64"><text:s/></text:span><text:a xlink:type="simple" xlink:href="https://github.com/jrddunbr" text:style-name="Internet_20_link" text:visited-style-name="Visited_20_Internet_20_Link"><text:span text:style-name="T69">github.com/jrddunbr</text:span></text:a><text:span text:style-name="T70"> | </text:span><text:a xlink:type="simple" xlink:href="http://ja13.org/" text:style-name="Internet_20_link" text:visited-style-name="Visited_20_Internet_20_Link"><text:span text:style-name="T81">ja13.org</text:span></text:a><text:span text:style-name="T69"> </text:span><text:span text:style-name="T71">| </text:span><text:a xlink:type="simple" xlink:href="http://pool.sks-keyservers.net/pks/lookup?search=jared+dunbar&amp;op=vindex" office:target-frame-name="_blank" xlink:show="new" text:style-name="Internet_20_link" text:visited-style-name="Visited_20_Internet_20_Link"><text:span text:style-name="T72">CF20 2CC8 59BA C692</text:span></text:a></text:p>
      <text:p text:style-name="P44"/>
      <text:p text:style-name="P3">Bachelor’s Degree in Computer Science, <text:span text:style-name="T75">Minor in IT &amp; Communication</text:span></text:p>
      <text:p text:style-name="P21"/>
      <text:p text:style-name="P5"><text:tab/><text:span text:style-name="T2">Clarkson University,</text:span><text:span text:style-name="T3"> </text:span><text:span text:style-name="T2">Potsdam, NY <text:s text:c="42"/></text:span><text:span text:style-name="T9">August 2015 </text:span><text:span text:style-name="T8">–</text:span><text:span text:style-name="T9"> </text:span><text:span text:style-name="T7">May 201</text:span><text:span text:style-name="T11">9</text:span></text:p>
      <text:p text:style-name="P20"/>
      <text:p text:style-name="P2"><text:span text:style-name="T82">Professional Work </text:span>Experience</text:p>
      <text:p text:style-name="P22"/>
      <text:p text:style-name="P35"><text:span text:style-name="T49"><text:tab/>Office of Info Tech, Clarkson University – </text:span><text:span text:style-name="T52">Main Office</text:span><text:span text:style-name="T50"> <text:s text:c="4"/></text:span><text:span text:style-name="T51"><text:s text:c="11"/></text:span><text:span text:style-name="T54">Jan</text:span><text:span text:style-name="T53"> 201</text:span><text:span text:style-name="T54">8</text:span><text:span text:style-name="T53"> – </text:span><text:span text:style-name="T54">Present</text:span></text:p>
      <text:p text:style-name="P37"/>
      <text:list xml:id="list229888197" text:style-name="L1">
        <text:list-item>
          <text:p text:style-name="P45"><text:span text:style-name="T27">I</text:span><text:span text:style-name="T23">nstall fiber patches </text:span><text:span text:style-name="T44">and running fiber optics</text:span><text:span text:style-name="T23">, configur</text:span><text:span text:style-name="T48">e</text:span><text:span text:style-name="T23"> Juniper </text:span><text:span text:style-name="T40">switches</text:span><text:span text:style-name="T36">, </text:span><text:span text:style-name="T37">convert </text:span><text:span text:style-name="T46">Cisco </text:span><text:span text:style-name="T37">IOS </text:span><text:span text:style-name="T43">switch</text:span><text:span text:style-name="T37"> configurations </text:span><text:span text:style-name="T43">to</text:span><text:span text:style-name="T37"> Juniper </text:span><text:span text:style-name="T46">switch</text:span><text:span text:style-name="T37"> configurations</text:span></text:p>
        </text:list-item>
      </text:list>
      <text:p text:style-name="P31"/>
      <text:list xml:id="list182519263207737" text:continue-numbering="true" text:style-name="L1">
        <text:list-item>
          <text:p text:style-name="P45"><text:span text:style-name="T23">Integrat</text:span><text:span text:style-name="T48">e</text:span><text:span text:style-name="T23"> Linux systems with Windows Active Directory, </text:span><text:span text:style-name="T46">incl. network shares</text:span></text:p>
        </text:list-item>
      </text:list>
      <text:p text:style-name="P31"/>
      <text:list xml:id="list182517887258001" text:continue-numbering="true" text:style-name="L1">
        <text:list-item>
          <text:p text:style-name="P46">Wr<text:span text:style-name="T84">ite</text:span> internal monitoring software to enhance Nagios monitoring software suite</text:p>
        </text:list-item>
      </text:list>
      <text:p text:style-name="P27"/>
      <text:list xml:id="list182519187548654" text:continue-numbering="true" text:style-name="L1">
        <text:list-item>
          <text:p text:style-name="P47"><text:span text:style-name="T27">W</text:span><text:span text:style-name="T23">ork in </text:span><text:span text:style-name="T40">data-centers</text:span><text:span text:style-name="T23">, connecting sensor arrays, </text:span><text:span text:style-name="T35">installing </text:span><text:span text:style-name="T38">hardware, </text:span><text:span text:style-name="T39">inventory</text:span></text:p>
        </text:list-item>
      </text:list>
      <text:p text:style-name="P21"/>
      <text:p text:style-name="P34"><text:tab/><text:span text:style-name="T2">Office of Info Tech, Clarkson University – </text:span><text:span text:style-name="T4">IT Helpdesk <text:s text:c="5"/></text:span><text:span text:style-name="T2"><text:s text:c="6"/></text:span><text:span text:style-name="T5">Sept. 2016 – </text:span><text:span text:style-name="T6">Present</text:span></text:p>
      <text:p text:style-name="P36"/>
      <text:list xml:id="list182518348491289" text:continue-numbering="true" text:style-name="L1">
        <text:list-item>
          <text:p text:style-name="P48"><text:span text:style-name="T26">Imag</text:span><text:span text:style-name="T48">e</text:span><text:span text:style-name="T26"> computers, install</text:span><text:span text:style-name="T34">ing</text:span><text:span text:style-name="T26"> software and </text:span><text:span text:style-name="T32">configur</text:span><text:span text:style-name="T34">ing</text:span><text:span text:style-name="T26"> </text:span><text:span text:style-name="T27">licensing</text:span></text:p>
        </text:list-item>
      </text:list>
      <text:p text:style-name="P29"/>
      <text:list xml:id="list182517591868709" text:continue-numbering="true" text:style-name="L1">
        <text:list-item>
          <text:p text:style-name="P49"><text:span text:style-name="T30">Work one-on-one with </text:span><text:span text:style-name="T46">clients,</text:span><text:span text:style-name="T30"> </text:span><text:span text:style-name="T28">resolv</text:span><text:span text:style-name="T48">e </text:span><text:span text:style-name="T26">hardware </text:span><text:span text:style-name="T29">and software </text:span><text:span text:style-name="T26">problems</text:span></text:p>
        </text:list-item>
      </text:list>
      <text:p text:style-name="P32"/>
      <text:p text:style-name="P33"><text:span text:style-name="T83">Additional </text:span>Technical Experience</text:p>
      <text:p text:style-name="P30"/>
      <text:p text:style-name="P8"><text:tab/>Clarkson Open Source Institute (COSI)<text:span text:style-name="T1"> <text:s text:c="36"/></text:span><text:span text:style-name="T55">Aug. 2015 – </text:span><text:span text:style-name="T56">Present</text:span></text:p>
      <text:p text:style-name="P23"/>
      <text:p text:style-name="P9"><text:span text:style-name="T57"><text:tab/><text:tab/></text:span><text:span text:style-name="T58">Lead multiple computer science outreach programs, teaching 5-12</text:span><text:span text:style-name="T85">th</text:span><text:span text:style-name="T58"> grade students</text:span></text:p>
      <text:p text:style-name="P23"/>
      <text:p text:style-name="P10"><text:tab/><text:span text:style-name="T63">Held role of Lead System Administrator for over three years:</text:span></text:p>
      <text:p text:style-name="P13"/>
      <text:list xml:id="list4046992635" text:style-name="L2">
        <text:list-item>
          <text:p text:style-name="P39"><text:span text:style-name="T31">Manage </text:span><text:span text:style-name="T33">VM</text:span><text:span text:style-name="T31"> h</text:span><text:span text:style-name="T24">osts</text:span><text:span text:style-name="T31">, </text:span><text:span text:style-name="T33">websites, documentation, public FOSS mirror</text:span></text:p>
        </text:list-item>
      </text:list>
      <text:p text:style-name="P14"/>
      <text:list xml:id="list182518624951791" text:continue-numbering="true" text:style-name="L2">
        <text:list-item>
          <text:p text:style-name="P40"><text:span text:style-name="T26">Maintain </text:span><text:span text:style-name="T42">racks,</text:span><text:span text:style-name="T26"> </text:span><text:span text:style-name="T44">set-up</text:span><text:span text:style-name="T25"> </text:span><text:span text:style-name="T44">o</text:span><text:span text:style-name="T25">f servers, configuration of network switches, </text:span><text:span text:style-name="T48">and</text:span><text:span text:style-name="T46"> DNS.</text:span></text:p>
        </text:list-item>
      </text:list>
      <text:p text:style-name="P41"/>
      <text:list xml:id="list182518343216779" text:continue-numbering="true" text:style-name="L2">
        <text:list-item>
          <text:p text:style-name="P40"><text:span text:style-name="T46">Made initial designs, </text:span><text:span text:style-name="T48">implemented, and operate</text:span><text:span text:style-name="T46"> </text:span><text:span text:style-name="T25">L</text:span><text:span text:style-name="T33">ACP</text:span><text:span text:style-name="T25">, STP, SNMP, </text:span><text:span text:style-name="T41">VLANs on Juniper and TP Link switching hardware,</text:span><text:span text:style-name="T42"> </text:span><text:span text:style-name="T41">firewall </text:span><text:span text:style-name="T48">and routing </text:span><text:span text:style-name="T41">systems, </text:span><text:span text:style-name="T45">10G </text:span><text:span text:style-name="T47">fiber optics </text:span><text:span text:style-name="T48">and</text:span><text:span text:style-name="T45"> </text:span><text:span text:style-name="T41">Ubiquit</text:span><text:span text:style-name="T47">i</text:span><text:span text:style-name="T41"> WiFi deployment, </text:span><text:span text:style-name="T48">redundant DHCP and DNS systems</text:span></text:p>
        </text:list-item>
      </text:list>
      <text:p text:style-name="P15"/>
      <text:list xml:id="list182517583014068" text:continue-numbering="true" text:style-name="L2">
        <text:list-item>
          <text:p text:style-name="P43">Team player – work with other system administrators to solve <text:span text:style-name="T73">complex </text:span>problems</text:p>
        </text:list-item>
      </text:list>
      <text:p text:style-name="P16"/>
      <text:p text:style-name="P4"><text:span text:style-name="T61">Technical</text:span> Skills</text:p>
      <text:p text:style-name="P38"/>
      <text:p text:style-name="P12"><text:tab/><text:span text:style-name="T74">Fluent in </text:span>Python <text:span text:style-name="T61">3,</text:span> <text:span text:style-name="T59">Java,</text:span> Lab<text:span text:style-name="T62">VIEW, familiar with HTML/CSS, Bash, Perl, Rust</text:span></text:p>
      <text:p text:style-name="P17"/>
      <text:p text:style-name="P11"><text:tab/><text:span text:style-name="T61">Fluent </text:span>System Administration <text:span text:style-name="T60">of</text:span> Arch Linux, Debian, Ubuntu, <text:span text:style-name="T61">Fedora, CentOS,</text:span></text:p>
      <text:p text:style-name="P25"><text:span text:style-name="T21"><text:tab/><text:tab/>RHEL, and popular derivatives. Experienced with Windows </text:span><text:span text:style-name="T22">platform</text:span></text:p>
      <text:p text:style-name="P18"/>
      <text:p text:style-name="P26"><text:span text:style-name="T13"><text:tab/></text:span><text:span text:style-name="T14">Working knowledge of </text:span><text:span text:style-name="T20">S</text:span><text:span text:style-name="T12">erver Hardware, </text:span><text:span text:style-name="T15">Network Hardware,</text:span><text:span text:style-name="T19"> </text:span><text:span text:style-name="T14">Ju</text:span><text:span text:style-name="T20">niper</text:span><text:span text:style-name="T14"> </text:span><text:span text:style-name="T20">Networks </text:span><text:span text:style-name="T14">CLI</text:span></text:p>
      <text:p text:style-name="P19"/>
      <text:p text:style-name="P26"><text:span text:style-name="T20"><text:tab/>F</text:span><text:span text:style-name="T18">amiliar with</text:span><text:span text:style-name="T17"> </text:span><text:span text:style-name="T20">Cisco </text:span><text:span text:style-name="T17">IOS CLI, </text:span><text:span text:style-name="T16">SLURM cluster software, </text:span><text:span text:style-name="T19">Asterisk VoIP softwa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Condensed" svg:font-family="'DejaVu Sans Condensed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false" fo:line-height="100%" fo:text-align="start" style:justify-single-word="false"/>
      <style:text-properties fo:color="#000000" officeooo:rsid="00cacd6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333333" fo:language="zxx" fo:country="none" style:text-underline-style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af57c9" officeooo:paragraph-rsid="00af57c9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Last Revised <text:date style:data-style-name="N37" text:date-value="2018-12-22T17:04:17.823185599" text:fixed="true">12/22/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20:27:25.565454122</meta:creation-date>
    <dc:date>2018-12-22T18:25:17.477766309</dc:date>
    <meta:editing-duration>PT5H34M31S</meta:editing-duration>
    <meta:editing-cycles>164</meta:editing-cycles>
    <meta:generator>LibreOffice/6.0.7.3.0$Linux_X86_64 LibreOffice_project/00m0$Build-3</meta:generator>
    <meta:document-statistic meta:table-count="0" meta:image-count="0" meta:object-count="0" meta:page-count="1" meta:paragraph-count="29" meta:word-count="284" meta:character-count="2106" meta:non-whitespace-character-count="1737"/>
  </office:meta>
</office:document-meta>
</file>